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087b" officeooo:paragraph-rsid="0013087b"/>
    </style:style>
    <style:style style:name="P2" style:family="paragraph" style:parent-style-name="Standard">
      <style:text-properties officeooo:rsid="0013087b" officeooo:paragraph-rsid="0013087b"/>
    </style:style>
    <style:style style:name="T1" style:family="text">
      <style:text-properties officeooo:rsid="0013973c"/>
    </style:style>
    <style:style style:name="T2" style:family="text">
      <style:text-properties officeooo:rsid="00162a94"/>
    </style:style>
    <style:style style:name="T3" style:family="text">
      <style:text-properties officeooo:rsid="001770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ffen Mittwoch 07.11.18 </text:p>
      <text:p text:style-name="P1"/>
      <text:p text:style-name="P1">Beginn: 13:00</text:p>
      <text:p text:style-name="P1"/>
      <text:p text:style-name="P1">Ende: <text:span text:style-name="T3">13:45</text:span></text:p>
      <text:p text:style-name="P1"/>
      <text:p text:style-name="P1">Vorschlag Treffen Mittwochs optional zu machen da nicht viel zu besprechen ist</text:p>
      <text:p text:style-name="P1"/>
      <text:p text:style-name="P1"><text:tab/>- Montags soll dann entschieden werden ob Mittwoch Treffen stattfindet </text:p>
      <text:p text:style-name="P1"/>
      <text:p text:style-name="P1"/>
      <text:p text:style-name="P1">- Besprechung zu Sprintreview am Montag wird nachgeholt und von Rene aufgearbeitet ab dem <text:s text:c="13"/>nächsten Termin von Maximilian</text:p>
      <text:p text:style-name="P1"/>
      <text:p text:style-name="P1">- User Stories von Rene bis Freitag überprüft und falls nötig Besprechung einzelner Stories oder Tasks am Freitag</text:p>
      <text:p text:style-name="P1"/>
      <text:p text:style-name="P1">- <text:span text:style-name="T1">Maxi Speilbrett Planung für Klassen Exceptions etc.</text:span></text:p>
      <text:p text:style-name="P1"/>
      <text:p text:style-name="P1"><text:tab/>- <text:span text:style-name="T2">Dynamisches Feld Nachbarn entscheiden was gelegt werden kann</text:span></text:p>
      <text:p text:style-name="P1"/>
      <text:p text:style-name="P1"/>
      <text:p text:style-name="P1">- <text:span text:style-name="T1">Maxi Code Beispiel für QA Dokument mit Dokumentationsbeispielen und anderem</text:span></text:p>
      <text:p text:style-name="P1"/>
      <text:p text:style-name="P1">- <text:span text:style-name="T1">Kai Server Client Schnittstelle Planung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9M22S</meta:editing-duration>
    <meta:editing-cycles>6</meta:editing-cycles>
    <meta:generator>LibreOffice/5.4.6.2$Windows_X86_64 LibreOffice_project/4014ce260a04f1026ba855d3b8d91541c224eab8</meta:generator>
    <dc:date>2019-01-20T17:27:45.554000000</dc:date>
    <meta:document-statistic meta:table-count="0" meta:image-count="0" meta:object-count="0" meta:page-count="1" meta:paragraph-count="11" meta:word-count="99" meta:character-count="680" meta:non-whitespace-character-count="575"/>
    <meta:user-defined meta:name="Info 1"/>
    <meta:user-defined meta:name="Info 2"/>
    <meta:user-defined meta:name="Info 3"/>
    <meta:user-defined meta:name="Info 4"/>
  </office:meta>
</office:document-meta>
</file>